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4" style:family="paragraph"/>
    <style:style style:name="P29" style:parent-style-name="Normal" style:list-style-name="LFO4" style:family="paragraph"/>
    <style:style style:name="P30" style:parent-style-name="Normal" style:list-style-name="LFO4" style:family="paragraph"/>
    <style:style style:name="P31" style:parent-style-name="Normal" style:list-style-name="LFO4" style:family="paragraph"/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list-style-name="LFO5" style:family="paragraph"/>
    <style:style style:name="P34" style:parent-style-name="Normal" style:list-style-name="LFO5" style:family="paragraph"/>
    <style:style style:name="P35" style:parent-style-name="Normal" style:list-style-name="LFO5" style:family="paragraph"/>
    <style:style style:name="P36" style:parent-style-name="Normal" style:list-style-name="LFO6" style:family="paragraph"/>
    <style:style style:name="P37" style:parent-style-name="Normal" style:list-style-name="LFO6" style:family="paragraph"/>
    <style:style style:name="P38" style:parent-style-name="Normal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list-style-name="LFO7" style:family="paragraph"/>
    <style:style style:name="P68" style:parent-style-name="Normal" style:list-style-name="LFO7" style:family="paragraph"/>
    <style:style style:name="P69" style:parent-style-name="Normal" style:list-style-name="LFO7" style:family="paragraph"/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8" style:family="paragraph"/>
    <style:style style:name="P72" style:parent-style-name="Normal" style:list-style-name="LFO8" style:family="paragraph"/>
    <style:style style:name="P73" style:parent-style-name="Normal" style:list-style-name="LFO8" style:family="paragraph"/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list-style-name="LFO9" style:family="paragraph"/>
    <style:style style:name="P76" style:parent-style-name="Normal" style:list-style-name="LFO9" style:family="paragraph"/>
    <style:style style:name="P77" style:parent-style-name="Normal" style:list-style-name="LFO9" style:family="paragraph"/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posal for GlobalAid Digital Awareness and Fundraising Platform</text:p>
      <text:p text:style-name="Normal"><draw:custom-shape svg:x="0in" svg:y="0in" svg:width="45.51042in" svg:height="0.00139in" draw:z-index="0" draw:id="id0" draw:style-name="a0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P2">1. Project Overview</text:p>
      <text:p text:style-name="Normal">GlobalAid aims to enhance its digital presence by developing an interactive platform to support awareness, fundraising, and engagement. The primary objectives are to provide up-to-date statistics on world hunger, strengthen online fundraising efforts, and increase engagement through interactive digital features.</text:p>
      <text:p text:style-name="Normal">The proposed system will include:</text:p>
      <text:list text:style-name="LFO1" text:continue-numbering="true">
        <text:list-item>
          <text:p text:style-name="P3">A Hunger Statistics Dashboard displaying real-time global data.</text:p>
        </text:list-item>
        <text:list-item>
          <text:p text:style-name="P4">A Secure Online Donation Platform supporting one-off and recurring contributions.</text:p>
        </text:list-item>
        <text:list-item>
          <text:p text:style-name="P5">An Interactive Impact Map highlighting hunger hotspots and GlobalAid project activity.</text:p>
        </text:list-item>
      </text:list>
      <text:p text:style-name="Normal">These features are designed to improve transparency, increase donor trust, and strengthen GlobalAid’s ability to combat world hunger effectively.</text:p>
      <text:p text:style-name="Normal"><draw:custom-shape svg:x="0in" svg:y="0in" svg:width="45.51042in" svg:height="0.00139in" draw:z-index="0" draw:id="id1" draw:style-name="a1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P6">2. Problems Identified</text:p>
      <text:p text:style-name="Normal"><text:span text:style-name="T7">Problem 1 — Limited Access to Clear, Updated Hunger Data</text:span><text:line-break/>Supporters may not have access to reliable and up-to-date statistics about global hunger. Without clear data visualisation, awareness and understanding are reduced.</text:p>
      <text:p text:style-name="Normal"><text:span text:style-name="T8">Problem 2 — Inefficient Online Fundraising Experience</text:span><text:line-break/>If the donation process is complicated or lacks transparency, potential donors may abandon transactions. Limited recurring options can also reduce long-term funding stability.</text:p>
      <text:p text:style-name="Normal"><text:span text:style-name="T9">Problem 3 — Low Engagement with Global Projects</text:span><text:line-break/>Without interactive content, users may struggle to see the real-world impact of their contributions. This reduces emotional engagement and ongoing support.</text:p>
      <text:p text:style-name="Normal"><draw:custom-shape svg:x="0in" svg:y="0in" svg:width="45.51042in" svg:height="0.00139in" draw:z-index="0" draw:id="id2" draw:style-name="a2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10">3. Proposed Solutions</text:p>
      <text:p text:style-name="Normal"><text:span text:style-name="T11">Solution to Problem 1 — Real-Time Hunger Statistics Dashboard</text:span><text:line-break/>Develop a dynamic dashboard presenting country-specific hunger statistics, trends, and comparisons using charts and data visualisations. Ensure data is regularly updated from reliable global sources.</text:p>
      <text:soft-page-break/>
      <text:p text:style-name="Normal"><text:span text:style-name="T12">Solution to Problem 2 — Secure and Streamlined Online Donation Platform</text:span><text:line-break/>Implement a simplified donation process with secure payment integration, recurring donation options, and automated receipts. Include transparent tracking of how funds are allocated.</text:p>
      <text:p text:style-name="Normal"><text:span text:style-name="T13">Solution to Problem 3 — Interactive Global Impact Map</text:span><text:line-break/>Create an interactive map displaying hunger hotspots and detailed information about GlobalAid projects. Users can click on regions to view updates, images, and progress reports.</text:p>
      <text:p text:style-name="Normal"><draw:custom-shape svg:x="0in" svg:y="0in" svg:width="45.51042in" svg:height="0.00139in" draw:z-index="0" draw:id="id3" draw:style-name="a3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14">4. Decomposition of Solutions</text:p>
      <text:p text:style-name="P15">Hunger Statistics Dashboard</text:p>
      <text:list text:style-name="LFO2" text:continue-numbering="true">
        <text:list-item>
          <text:p text:style-name="P16">Integrate verified global data sources via APIs.</text:p>
        </text:list-item>
        <text:list-item>
          <text:p text:style-name="P17">Display statistics using charts, graphs, and trend indicators.</text:p>
        </text:list-item>
        <text:list-item>
          <text:p text:style-name="P18">Allow filtering by country or region.</text:p>
        </text:list-item>
        <text:list-item>
          <text:p text:style-name="P19">Optimise for both desktop and mobile viewing.</text:p>
        </text:list-item>
        <text:list-item>
          <text:p text:style-name="P20">Test data accuracy and refresh intervals regularly.</text:p>
        </text:list-item>
      </text:list>
      <text:p text:style-name="P21">Online Donation Platform</text:p>
      <text:list text:style-name="LFO3" text:continue-numbering="true">
        <text:list-item>
          <text:p text:style-name="P22">Design a secure donation form with minimal steps.</text:p>
        </text:list-item>
        <text:list-item>
          <text:p text:style-name="P23">Integrate encrypted payment gateways.</text:p>
        </text:list-item>
        <text:list-item>
          <text:p text:style-name="P24">Enable recurring donation configuration.</text:p>
        </text:list-item>
        <text:list-item>
          <text:p text:style-name="P25">Generate automated confirmation emails and digital receipts.</text:p>
        </text:list-item>
        <text:list-item>
          <text:p text:style-name="P26">Store donor data securely in compliance with regulations.</text:p>
        </text:list-item>
      </text:list>
      <text:p text:style-name="P27">Interactive Impact Map</text:p>
      <text:list text:style-name="LFO4" text:continue-numbering="true">
        <text:list-item>
          <text:p text:style-name="P28">Develop a world map interface with clickable regions.</text:p>
        </text:list-item>
        <text:list-item>
          <text:p text:style-name="P29">Attach project descriptions, updates, and impact metrics.</text:p>
        </text:list-item>
        <text:list-item>
          <text:p text:style-name="P30">Include multimedia elements such as images or short videos.</text:p>
        </text:list-item>
        <text:list-item>
          <text:p text:style-name="P31">Allow users to share project pages via social media integration.</text:p>
        </text:list-item>
      </text:list>
      <text:p text:style-name="Normal"><draw:custom-shape svg:x="0in" svg:y="0in" svg:width="45.51042in" svg:height="0.00139in" draw:z-index="0" draw:id="id4" draw:style-name="a4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32">5. Client and User Needs</text:p>
      <text:soft-page-break/>
      <text:p text:style-name="Normal">GlobalAid requires a platform that increases transparency, engagement, and sustainable funding.</text:p>
      <text:p text:style-name="Normal">Supporters and donors need:</text:p>
      <text:list text:style-name="LFO5" text:continue-numbering="true">
        <text:list-item>
          <text:p text:style-name="P33">Clear and trustworthy statistics.</text:p>
        </text:list-item>
        <text:list-item>
          <text:p text:style-name="P34">A quick and secure way to donate.</text:p>
        </text:list-item>
        <text:list-item>
          <text:p text:style-name="P35">Visible evidence of impact.</text:p>
        </text:list-item>
      </text:list>
      <text:p text:style-name="Normal">Beneficiaries and global communities need:</text:p>
      <text:list text:style-name="LFO6" text:continue-numbering="true">
        <text:list-item>
          <text:p text:style-name="P36">Continued funding support.</text:p>
        </text:list-item>
        <text:list-item>
          <text:p text:style-name="P37">Accurate representation of projects and needs.</text:p>
        </text:list-item>
      </text:list>
      <text:p text:style-name="Normal">To meet these needs, the platform should prioritise usability, secure transactions, and visually engaging content.</text:p>
      <text:p text:style-name="Normal">A prototype should be tested with existing supporters to ensure the donation process is smooth and the data presentation is clear and understandable.</text:p>
      <text:p text:style-name="Normal"><draw:custom-shape svg:x="0in" svg:y="0in" svg:width="45.51042in" svg:height="0.00139in" draw:z-index="0" draw:id="id5" draw:style-name="a5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38">6. Mitigating Potential Risks</text:p>
      <text:p text:style-name="Normal"><text:span text:style-name="T39">Risk: Data Inaccuracy or Outdated Statistics</text:span><text:line-break/>Impact: Loss of credibility and public trust.<text:line-break/>Solution: Use reputable data providers and schedule automated updates.<text:line-break/>Justification: Ensures reliability and transparency.</text:p>
      <text:p text:style-name="Normal"><text:span text:style-name="T40">Risk: Payment Security Breach</text:span><text:line-break/>Impact: Financial loss and reputational damage.<text:line-break/>Solution: Implement SSL encryption and secure payment gateways compliant with PCI DSS standards.<text:line-break/>Justification: Protects donor financial data and maintains trust.</text:p>
      <text:p text:style-name="Normal"><text:span text:style-name="T41">Risk: Donation Abandonment</text:span><text:line-break/>Impact: Reduced fundraising revenue.<text:line-break/>Solution: Simplify the checkout process and provide clear impact messaging during donation.<text:line-break/>Justification: Encourages completion of transactions.</text:p>
      <text:p text:style-name="Normal"><text:span text:style-name="T42">Risk: Misinterpretation of Global Data</text:span><text:line-break/>Impact: Confusion or misinformation.<text:line-break/>Solution: Include contextual explanations alongside statistics.<text:line-break/>Justification: Promotes informed understanding and responsible communication.</text:p>
      <text:soft-page-break/>
      <text:p text:style-name="Normal"><draw:custom-shape svg:x="0in" svg:y="0in" svg:width="45.51042in" svg:height="0.00139in" draw:z-index="0" draw:id="id6" draw:style-name="a6" draw:name="Horizontal Line 85" text:anchor-type="as-char"><svg:title/><svg:desc/><draw:enhanced-geometry draw:type="non-primitive" svg:viewBox="0 0 21600 21600" draw:enhanced-path="M 0 0 L 21600 0 21600 21600 0 21600 Z N"/></draw:custom-shape></text:p>
      <text:p text:style-name="P43">7. Addressing Relevant Regulations and Legal Requirements</text:p>
      <text:p text:style-name="Normal"><text:span text:style-name="T44">Regulation 1 – GDPR</text:span><text:line-break/>Why it Applies: The platform collects donor personal data.<text:line-break/>Justification: Ensures lawful data processing and privacy compliance.</text:p>
      <text:p text:style-name="Normal"><text:span text:style-name="T45">Regulation 2 – Charity Commission Regulations (UK)</text:span><text:line-break/>Why it Applies: GlobalAid operates as a registered charity.<text:line-break/>Justification: Ensures financial transparency and proper reporting.</text:p>
      <text:p text:style-name="Normal"><text:span text:style-name="T46">Regulation 3 – PCI DSS (Payment Card Industry Data Security Standard)</text:span><text:line-break/>Why it Applies: The system processes online card payments.<text:line-break/>Justification: Protects financial data and reduces fraud risk.</text:p>
      <text:p text:style-name="Normal"><text:span text:style-name="T47">Regulation 4 – Equality Act 2010</text:span><text:line-break/>Why it Applies: The website must be accessible to all users.<text:line-break/>Justification: Promotes inclusivity and legal compliance.</text:p>
      <text:p text:style-name="Normal"><draw:custom-shape svg:x="0in" svg:y="0in" svg:width="45.51042in" svg:height="0.00139in" draw:z-index="0" draw:id="id7" draw:style-name="a7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P48">8. Functional and Non-Functional Requirements</text:p>
      <text:p text:style-name="P49">Functional Requirements</text:p>
      <text:p text:style-name="Normal"><text:span text:style-name="T50">User Donation System</text:span><text:line-break/>Users must be able to make secure one-off and recurring donations.<text:line-break/>Justification: Supports sustainable fundraising.</text:p>
      <text:p text:style-name="Normal"><text:span text:style-name="T51">Statistics Dashboard</text:span><text:line-break/>Users must be able to view updated hunger statistics by region.<text:line-break/>Justification: Increases awareness and transparency.</text:p>
      <text:p text:style-name="Normal"><text:span text:style-name="T52">Interactive Impact Map</text:span><text:line-break/>Users must be able to explore project information geographically.<text:line-break/>Justification: Enhances engagement and understanding.</text:p>
      <text:p text:style-name="Normal"><text:span text:style-name="T53">Account Management (Optional)</text:span><text:line-break/>Users may create accounts to track donation history.<text:line-break/>Justification: Encourages repeat contributions.</text:p>
      <text:p text:style-name="Normal"><draw:custom-shape svg:x="0in" svg:y="0in" svg:width="45.51042in" svg:height="0.00139in" draw:z-index="0" draw:id="id8" draw:style-name="a8" draw:name="Horizontal Line 87" text:anchor-type="as-char"><svg:title/><svg:desc/><draw:enhanced-geometry draw:type="non-primitive" svg:viewBox="0 0 21600 21600" draw:enhanced-path="M 0 0 L 21600 0 21600 21600 0 21600 Z N"/></draw:custom-shape></text:p>
      <text:p text:style-name="P54">Non-Functional Requirements</text:p>
      <text:p text:style-name="Normal"><text:span text:style-name="T55">Performance</text:span><text:line-break/>Platform should support at least 2000 concurrent users during campaigns.<text:line-break/>Justification: Ensures stability during peak fundraising events.</text:p>
      <text:soft-page-break/>
      <text:p text:style-name="Normal"><text:span text:style-name="T56">Security</text:span><text:line-break/>All personal and payment data must be encrypted.<text:line-break/>Justification: Protects donor information.</text:p>
      <text:p text:style-name="Normal"><text:span text:style-name="T57">Usability</text:span><text:line-break/>The platform must be intuitive and accessible on all devices.<text:line-break/>Justification: Encourages engagement across demographics.</text:p>
      <text:p text:style-name="Normal"><text:span text:style-name="T58">Reliability</text:span><text:line-break/>System uptime should be 99.9%.<text:line-break/>Justification: Ensures continuous fundraising capability.</text:p>
      <text:p text:style-name="Normal"><text:span text:style-name="T59">Accessibility</text:span><text:line-break/>Platform must follow WCAG standards.<text:line-break/>Justification: Ensures inclusive access.</text:p>
      <text:p text:style-name="Normal"><draw:custom-shape svg:x="0in" svg:y="0in" svg:width="45.51042in" svg:height="0.00139in" draw:z-index="0" draw:id="id9" draw:style-name="a9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P60">9. Key Performance Indicators (KPIs)</text:p>
      <text:p text:style-name="Normal"><text:span text:style-name="T61">KPI Name: Donation Conversion Rate</text:span><text:line-break/>Definition: Percentage of visitors who complete a donation.<text:line-break/>Measurement: Website analytics tracking completed transactions.<text:line-break/>Target: 15% conversion rate within 6 months.</text:p>
      <text:p text:style-name="Normal"><text:span text:style-name="T62">KPI Name: Recurring Donation Sign-Up Rate</text:span><text:line-break/>Definition: Percentage of donors choosing recurring contributions.<text:line-break/>Measurement: Donation system data logs.<text:line-break/>Target: 40% recurring donor rate.</text:p>
      <text:p text:style-name="Normal"><text:span text:style-name="T63">KPI Name: Dashboard Engagement Rate</text:span><text:line-break/>Definition: Percentage of users interacting with statistics or map features.<text:line-break/>Measurement: Click and interaction analytics.<text:line-break/>Target: 60% engagement rate.</text:p>
      <text:p text:style-name="Normal"><text:span text:style-name="T64">KPI Name: Platform Uptime</text:span><text:line-break/>Definition: Percentage of time the system remains operational.<text:line-break/>Measurement: Server monitoring tools.<text:line-break/>Target: 99.9% uptime monthly.</text:p>
      <text:p text:style-name="Normal"><draw:custom-shape svg:x="0in" svg:y="0in" svg:width="45.51042in" svg:height="0.00139in" draw:z-index="0" draw:id="id10" draw:style-name="a10" draw:name="Horizontal Line 89" text:anchor-type="as-char"><svg:title/><svg:desc/><draw:enhanced-geometry draw:type="non-primitive" svg:viewBox="0 0 21600 21600" draw:enhanced-path="M 0 0 L 21600 0 21600 21600 0 21600 Z N"/></draw:custom-shape></text:p>
      <text:p text:style-name="P65">10. User Acceptance Criteria</text:p>
      <text:p text:style-name="P66">Hunger Statistics Dashboard</text:p>
      <text:list text:style-name="LFO7" text:continue-numbering="true">
        <text:list-item>
          <text:p text:style-name="P67">Users can view country-specific hunger statistics.</text:p>
        </text:list-item>
        <text:list-item>
          <text:p text:style-name="P68">Data updates automatically at scheduled intervals.</text:p>
        </text:list-item>
        <text:list-item>
          <text:p text:style-name="P69">Charts load within 2 seconds.</text:p>
        </text:list-item>
      </text:list>
      <text:p text:style-name="Normal">Justification:<text:line-break/>Ensures accurate and accessible data presentation aligned with awareness objectives.</text:p>
      <text:p text:style-name="Normal"><draw:custom-shape svg:x="0in" svg:y="0in" svg:width="45.51042in" svg:height="0.00139in" draw:z-index="0" draw:id="id11" draw:style-name="a11" draw:name="Horizontal Line 90" text:anchor-type="as-char"><svg:title/><svg:desc/><draw:enhanced-geometry draw:type="non-primitive" svg:viewBox="0 0 21600 21600" draw:enhanced-path="M 0 0 L 21600 0 21600 21600 0 21600 Z N"/></draw:custom-shape></text:p>
      <text:p text:style-name="P70">Online Donation Platform</text:p>
      <text:list text:style-name="LFO8" text:continue-numbering="true">
        <text:list-item>
          <text:p text:style-name="P71">Users can complete a donation in fewer than 5 steps.</text:p>
        </text:list-item>
        <text:list-item>
          <text:p text:style-name="P72">Users receive automated confirmation emails.</text:p>
        </text:list-item>
        <text:list-item>
          <text:p text:style-name="P73">Recurring donations are processed automatically and securely.</text:p>
        </text:list-item>
      </text:list>
      <text:p text:style-name="Normal">Justification:<text:line-break/>Ensures a streamlined and secure fundraising experience that supports sustainability.</text:p>
      <text:p text:style-name="Normal"><draw:custom-shape svg:x="0in" svg:y="0in" svg:width="45.51042in" svg:height="0.00139in" draw:z-index="0" draw:id="id12" draw:style-name="a12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P74">Interactive Impact Map</text:p>
      <text:list text:style-name="LFO9" text:continue-numbering="true">
        <text:list-item>
          <text:p text:style-name="P75">Users can click on countries to view project details.</text:p>
        </text:list-item>
        <text:list-item>
          <text:p text:style-name="P76">Project updates include measurable outcomes.</text:p>
        </text:list-item>
        <text:list-item>
          <text:p text:style-name="P77">Map functions correctly on mobile and desktop devices.</text:p>
        </text:list-item>
      </text:list>
      <text:p text:style-name="Normal">Justification:<text:line-break/>Enhances engagement and demonstrates tangible impact, supporting GlobalAid’s miss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lie Cummins</meta:initial-creator>
    <dc:creator>Ollie Cummins</dc:creator>
    <meta:creation-date>2026-03-04T12:56:00Z</meta:creation-date>
    <dc:date>2026-03-04T12:56:00Z</dc:date>
    <meta:template xlink:href="Normal" xlink:type="simple"/>
    <meta:editing-cycles>1</meta:editing-cycles>
    <meta:editing-duration>PT0S</meta:editing-duration>
    <meta:document-statistic meta:page-count="6" meta:paragraph-count="16" meta:word-count="1230" meta:character-count="8226" meta:row-count="58" meta:non-whitespace-character-count="7012"/>
  </office:meta>
</office:document-meta>
</file>